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érémy Decuypere</meta:initial-creator>
    <dc:creator>Jérémy Decuypere</dc:creator>
    <meta:creation-date>2022-11-20T09:06:00Z</meta:creation-date>
    <dc:date>2022-11-20T09:10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